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0.07mm" svg:y="55.18mm">
            <loext:p draw:notify-on-update-of-ranges="Sheet1.B1:Sheet1.B8 Sheet1.C1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te Homm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Route Fem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TT Homm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VTT Fem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TC Hom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VTC Femm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ivers (pliant, accessoires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nfants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20:44:54.046582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FRARY</meta:initial-creator>
    <meta:creation-date>2017-06-18T17:40:47.160448135</meta:creation-date>
    <dc:date>2017-07-10T20:48:28.856370915</dc:date>
    <dc:creator>Phil FRARY</dc:creator>
    <meta:editing-duration>PT11M42S</meta:editing-duration>
    <meta:editing-cycles>2</meta:editing-cycles>
    <meta:generator>LibreOffice/5.2.7.2$Linux_X86_64 LibreOffice_project/2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0.741cm" svg:y="0.316cm" chart:style-name="ch2">
          <text:p>Répartition des vélos vendus (en %) par type en 2016</text:p>
        </chart:title>
        <chart:legend chart:legend-position="end" svg:x="11.065cm" svg:y="2.458cm" style:legend-expansion="high" chart:style-name="ch3"/>
        <chart:plot-area chart:style-name="ch4" table:cell-range-address="Sheet1.B1:Sheet1.C8" chart:data-source-has-labels="column" svg:x="0.32cm" svg:y="1.443cm" svg:width="10.425cm" svg:height="7.377cm">
          <chartooo:coordinate-region svg:x="1.844cm" svg:y="1.444cm" svg:width="7.376cm" svg:height="7.376cm"/>
          <chart:axis chart:dimension="x" chart:name="primary-x" chart:style-name="ch5" chartooo:axis-type="auto">
            <chartooo:date-scale/>
            <chart:categories table:cell-range-address="Sheet1.B1:Sheet1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:Sheet1.C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ute Homme</text:p>
                <draw:g>
                  <svg:desc>Sheet1.B1:Sheet1.B8</svg:desc>
                </draw:g>
              </table:table-cell>
              <table:table-cell office:value-type="float" office:value="22">
                <text:p>22</text:p>
                <draw:g>
                  <svg:desc>Sheet1.C1:Sheet1.C8</svg:desc>
                </draw:g>
              </table:table-cell>
            </table:table-row>
            <table:table-row>
              <table:table-cell office:value-type="string">
                <text:p>Route Femm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TT Homm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TT Femm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TC Homm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TC Femm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vers (pliant, accessoir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nfants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